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list-style-name="L1"/>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text-properties fo:color="#000080"/>
    </style:style>
    <style:style style:name="P7" style:family="paragraph" style:parent-style-name="Heading_20_1">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color="#00008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pécification</text:p>
      <text:p text:style-name="Subtitle">Coopération de robots</text:p>
      <text:p text:style-name="Text_20_body"/>
      <text:p text:style-name="Text_20_body">L’objectif de ce projet est de créer deux robots capables de coopérer pour venir à bout d’une épreuve définie qui oblige une coopération.</text:p>
      <text:p text:style-name="Text_20_body">Le robot doit être capable de :</text:p>
      <text:list xml:id="list4976910370878765714" text:style-name="L1">
        <text:list-item>
          <text:p text:style-name="P2">Se déplacer</text:p>
        </text:list-item>
        <text:list-item>
          <text:p text:style-name="P2">Se repérer dans l’espace</text:p>
        </text:list-item>
        <text:list-item>
          <text:p text:style-name="P2">Communiquer avec son coéquipier</text:p>
        </text:list-item>
        <text:list-item>
          <text:p text:style-name="P2">Prendre une décision en concertation avec son coéquipier</text:p>
        </text:list-item>
      </text:list>
      <text:h text:style-name="P7" text:outline-level="1">Spécification matérielle du robot : </text:h>
      <text:p text:style-name="Text_20_body">Les châssis des robots sont fournis au projet, ainsi que les composants et capteurs. Les robots doivent être identiques en conception matérielle.</text:p>
      <text:h text:style-name="Heading_20_2" text:outline-level="2">Micro-contrôleur :</text:h>
      <text:p text:style-name="Text_20_body">Pour ce projet nous utiliserons deux cartes <text:span text:style-name="T1">STM32F303K8</text:span> comme micro-contrôleurs pour nos robots, ces cartes permettent un encombrement minimal sur le robot et fournissent suffisamment d’entrées-sorties pour nos différents capteurs.</text:p>
      <text:h text:style-name="Heading_20_2" text:outline-level="2">Déplacement :</text:h>
      <text:p text:style-name="Text_20_body">Le déplacement est assuré par des moteurs à courant continus. Un <text:span text:style-name="T1">driver moteur</text:span> <text:span text:style-name="T2">(nom du driver) fait l'interface de puissance.</text:span></text:p>
      <text:p text:style-name="P6">Pour <text:span text:style-name="T3">pivoter</text:span> il est également important de connaître son orientation. En effet sans orientation <text:span text:style-name="T2">connue notre robot est sensible aux perturbations externes</text:span>. Nous utiliserons donc ici un <text:span text:style-name="T4">magnétomètre</text:span> pour connaître l’orientation de notre robot.</text:p>
      <text:p text:style-name="Text_20_body"/>
      <text:h text:style-name="Heading_20_2" text:outline-level="2">Repérage dans l’espace :</text:h>
      <text:p text:style-name="Text_20_body">Ici deux <text:span text:style-name="T1">capteurs SHARP</text:span> seront utilisés pour <text:span text:style-name="T2">mesurer</text:span> les distances. L’un d’entre eux sera fixé sur un servomoteur <text:span text:style-name="T2">fixé sur le châssis</text:span> pour pouvoir balayer l’environnement et l’autre sera fixe, <text:span text:style-name="T2">dirigé</text:span> vers l’avant <text:span text:style-name="T2">du robot</text:span>.</text:p>
      <text:h text:style-name="Heading_20_2" text:outline-level="2"><text:soft-page-break/>Communication :</text:h>
      <text:p text:style-name="Text_20_body">Pour la communication, le protocole UART sera utilisé mais la communication filaire est trop contraignante sur une épreuve (risques d’accrocher les fils dans le décors et risque de perturbations <text:s/>avec la longueur du fil) <text:span text:style-name="T5">ce sont donc deux modules radio à sens unique qui seront utilisés</text:span>.</text:p>
      <text:h text:style-name="P7" text:outline-level="1">Spécification logicielle :</text:h>
      <text:p text:style-name="Text_20_body">La conception logicielle est séparée en trois parties :</text:p>
      <text:list xml:id="list6870186329208235308" text:style-name="L3">
        <text:list-item>
          <text:p text:style-name="P3"><text:span text:style-name="T2">Une couche bas niveau</text:span> avec des fonctions permettant de déplacer <text:span text:style-name="T2">le robot</text:span> et de récupérer les valeurs des capteurs</text:p>
        </text:list-item>
        <text:list-item>
          <text:p text:style-name="P3"><text:span text:style-name="T2">Un protocole de</text:span> communication gérant le transfert de données <text:span text:style-name="T2">de manière fiable.</text:span></text:p>
        </text:list-item>
        <text:list-item>
          <text:p text:style-name="P3"><text:span text:style-name="T3">Une couche haut niveau</text:span> <text:span text:style-name="T2">définissant le comportement du robot.</text:span></text:p>
        </text:list-item>
      </text:list>
      <text:p text:style-name="Text_20_body">La couche <text:span text:style-name="T2">haut niveau </text:span>se servira des fonctions des deux autres niveaux pour définir des réactions pour le robots en fonction des données matérielles.</text:p>
      <text:h text:style-name="Heading_20_2" text:outline-level="2">Couche <text:span text:style-name="T2">bas niveau</text:span>:</text:h>
      <text:p text:style-name="Text_20_body">Le but de cette couche est de créer des fonctions élémentaires de déplacement à l’aide de capteurs et des timers pour avancer et tourner, ainsi qu’une fonction renvoyant une structure contenant les valeurs des capteurs la plus à jour possible (100 fois par secondes).</text:p>
      <text:p text:style-name="Text_20_body">Fonctions élémentaires pour le déplacement :</text:p>
      <text:list xml:id="list8069084248215679500" text:style-name="L4">
        <text:list-item>
          <text:p text:style-name="P4">avancer de 10 cm</text:p>
        </text:list-item>
        <text:list-item>
          <text:p text:style-name="P4">reculer de 10 cm</text:p>
        </text:list-item>
        <text:list-item>
          <text:p text:style-name="P4">tourner de 90° à gauche</text:p>
        </text:list-item>
        <text:list-item>
          <text:p text:style-name="P4">tourner de 90° à droite</text:p>
        </text:list-item>
      </text:list>
      <text:h text:style-name="Heading_20_2" text:outline-level="2">Couche communication :</text:h>
      <text:p text:style-name="Text_20_body">Cette couche doit gérer indépendamment du reste la communication entre les deux robots, elle définie donc la taille des trames envoyées et le protocole de sécurité des données pour vérifier l’intégrité de celui-ci. Il y a plusieurs choix <text:span text:style-name="T2">technologiques </text:span>possibles que nous devons tester en fonction de la longueur de la trame :</text:p>
      <text:list xml:id="list3370040814751485994" text:style-name="L5">
        <text:list-item>
          <text:p text:style-name="P5">bit de parité</text:p>
        </text:list-item>
        <text:list-item>
          <text:p text:style-name="P5">XOR</text:p>
        </text:list-item>
        <text:list-item>
          <text:p text:style-name="P5">Checksum</text:p>
        </text:list-item>
      </text:list>
      <text:h text:style-name="Heading_20_2" text:outline-level="2"><text:soft-page-break/>Couche IA :</text:h>
      <text:p text:style-name="Text_20_body">Cette couche définie la connaissance de l’épreuve du robot ainsi que la façon que celui-ci aura de quadriller son environnement. Cette couche utilise toutes les fonctions des couches inférieure et donc se positionne en couche de haut niveau. Elle permet de créer les déplacement du robots en fonctions de son environnement, de définir comment celui-ci va repérer où est le deuxième robot et également quelle méthode de prise de décision ceux-ci vont utiliser.</text:p>
      <text:p text:style-name="Text_20_body">Quadrillage de la zone :</text:p>
      <text:p text:style-name="Text_20_body">On utilise le fait que les fonctions élémentaires font avancer de 10 cm pour quadriller la zone en une multitude de carrés de 10*10 cm² pour établir une carte de l’épreuve.</text:p>
      <text:p text:style-name="Text_20_body">Repérage du deuxième robot :</text:p>
      <text:p text:style-name="Text_20_body">Les robots vont se déplacer en balayant la zone en cherchant un déplacement anormal qui ne soit pas de 10 cm, s’ils ne se trouvent toujours pas, il vont tourner pour chercher dans une autre direction.</text:p>
      <text:p text:style-name="Text_20_body">Prise de décision :</text:p>
      <text:p text:style-name="Text_20_body">Pour la prise de décision les robots vont utiliser un tirage pseudo aléatoire et comparer les numéros obtenus, celui qui a le numéro le plus grand deviens prioritaire et indique à l’autre qu’il est prioritair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 PL SungtiL GB"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13:18:05.810471371</meta:creation-date>
    <dc:date>2017-06-11T22:03:01.42</dc:date>
    <meta:editing-duration>PT36M4S</meta:editing-duration>
    <meta:editing-cycles>3</meta:editing-cycles>
    <meta:generator>OpenOffice.org/3.4.1$Win32 OpenOffice.org_project/341m1$Build-9593</meta:generator>
    <meta:document-statistic meta:table-count="0" meta:image-count="0" meta:object-count="0" meta:page-count="3" meta:paragraph-count="46" meta:word-count="670" meta:character-count="4083"/>
  </office:meta>
</office:document-meta>
</file>